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0dc5" officeooo:paragraph-rsid="00010d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&lt;section&gt;</text:p>
      <text:p text:style-name="P1"><text:s text:c="8"/>&lt;h2&gt;Tout commence par une URL&lt;/h2&gt;</text:p>
      <text:p text:style-name="P1"><text:s text:c="4"/>&lt;/section&gt;</text:p>
      <text:p text:style-name="P1"/>
      <text:p text:style-name="P1"><text:s text:c="4"/>&lt;section&gt;</text:p>
      <text:p text:style-name="P1"><text:s text:c="8"/>URL : Uniform Resource Locator. Identifiant vers une ressource.</text:p>
      <text:p text:style-name="P1"><text:s text:c="8"/>&lt;img src="images/format_url.png" alt=""/&gt;</text:p>
      <text:p text:style-name="P1"/>
      <text:p text:style-name="P1"><text:s text:c="8"/>&lt;ul&gt;</text:p>
      <text:p text:style-name="P1"><text:s text:c="12"/>&lt;li&gt;1 - Scheme: le protocole utilisé (http, https, ftp, data:, javascript:)&lt;/li&gt;</text:p>
      <text:p text:style-name="P1"><text:s text:c="12"/>&lt;li&gt;2 - Séparateur d'URL hierarchique. Il y a des cas ou il n'est pas présent :</text:p>
      <text:p text:style-name="P1"><text:s text:c="16"/>&lt;ul&gt;</text:p>
      <text:p text:style-name="P1"><text:s text:c="20"/>&lt;li&gt;mailto:user@example.com?subject=Hello+world&lt;/li&gt;</text:p>
      <text:p text:style-name="P1"><text:s text:c="20"/>&lt;li&gt;http://fr.wikipedia.org/wiki/Data_URI_scheme&lt;/li&gt;</text:p>
      <text:p text:style-name="P1"><text:s text:c="20"/>&lt;li&gt;javascript:alert(2+2)&lt;/li&gt;</text:p>
      <text:p text:style-name="P1"><text:s text:c="16"/>&lt;/ul&gt;</text:p>
      <text:p text:style-name="P1"><text:s text:c="12"/>&lt;/li&gt;</text:p>
      <text:p text:style-name="P1"><text:s text:c="12"/>&lt;li&gt;3 - Authentification&lt;/li&gt;</text:p>
      <text:p text:style-name="P1"><text:s text:c="12"/>&lt;li&gt;4 - Adresse IPv4, IPv6, nom DNS, ...&lt;/li&gt;</text:p>
      <text:p text:style-name="P1"><text:s text:c="12"/>&lt;li&gt;5 - Port TCP&lt;/li&gt;</text:p>
      <text:p text:style-name="P1"><text:s text:c="12"/>&lt;li&gt;6 - Chemin hierarchique&lt;/li&gt;</text:p>
      <text:p text:style-name="P1"><text:s text:c="12"/>&lt;li&gt;7 - Query string (utile coté serveur)&lt;/li&gt;</text:p>
      <text:p text:style-name="P1"><text:s text:c="12"/>&lt;li&gt;8 - Fragment (Utile coté client)&lt;/li&gt;</text:p>
      <text:p text:style-name="P1"><text:s text:c="8"/>&lt;/ul&gt;</text:p>
      <text:p text:style-name="P1"/>
      <text:p text:style-name="P1"><text:s text:c="8"/>tp: anatomie/url/exemple.txt</text:p>
      <text:p text:style-name="P1"/>
      <text:p text:style-name="P1"><text:s text:c="4"/>&lt;/section&gt;</text:p>
      <text:p text:style-name="P1"/>
      <text:p text:style-name="P1"><text:s text:c="4"/>&lt;section&gt;</text:p>
      <text:p text:style-name="P1"><text:s text:c="8"/>&lt;h2&gt;HTTP&lt;/h2&gt;</text:p>
      <text:p text:style-name="P1"/>
      <text:p text:style-name="P1"><text:s text:c="8"/>http://quiz.thefullwiki.org/Hypertext_Transfer_Protocol</text:p>
      <text:p text:style-name="P1"/>
      <text:p text:style-name="P1"><text:s text:c="8"/>http://www.commentcamarche.net/contents/520-le-protocole-http</text:p>
      <text:p text:style-name="P1"/>
      <text:p text:style-name="P1"><text:s text:c="4"/>&lt;/section&gt;</text:p>
      <text:p text:style-name="P1"/>
      <text:p text:style-name="P1"><text:s text:c="4"/>&lt;section&gt;</text:p>
      <text:p text:style-name="P1"><text:s text:c="8"/>HTTP : HyperText Transfert Protocol, est le protocole de comunication au coeur du WWW.</text:p>
      <text:p text:style-name="P1"><text:s text:c="8"/>Conçus à la base pour récupérer du contenu staique il a évolué pour supporter des applications distribuées complexes.</text:p>
      <text:p text:style-name="P1"/>
      <text:p text:style-name="P1"><text:s text:c="8"/>HTTP/1.0 standard (RFC 1945)</text:p>
      <text:p text:style-name="P1"><text:s text:c="8"/>HTTP/1.1 (RFC 2616) version actuelle (a venir : http://en.wikipedia.org/wiki/HTTP_2.0)</text:p>
      <text:p text:style-name="P1"/>
      <text:p text:style-name="P1"><text:s text:c="8"/>Protocole texte qui repose sur TCP/IP</text:p>
      <text:p text:style-name="P1"/>
      <text:p text:style-name="P1"><text:s text:c="8"/>la première version (HTTP/0.9) ne permet pas d'ajout de meta-data :</text:p>
      <text:p text:style-name="P1"><text:s text:c="8"/>une seul ligne texte pour interroger le serveur web :</text:p>
      <text:p text:style-name="P1"/>
      <text:p text:style-name="P1"><text:s text:c="8"/>Exemple :</text:p>
      <text:p text:style-name="P1"><text:soft-page-break/></text:p>
      <text:p text:style-name="P1"><text:s text:c="8"/>GET /index.html</text:p>
      <text:p text:style-name="P1"/>
      <text:p text:style-name="P1"><text:s text:c="8"/>pas de possibilité pour le client de donner une préférence de langue, ou les format de documents acceptés.</text:p>
      <text:p text:style-name="P1"><text:s text:c="8"/>Pour le serveur, pas de possibilité de de dire au client que le document n'existe plus ou que c'est un autre format que du HTML par exemple</text:p>
      <text:p text:style-name="P1"/>
      <text:p text:style-name="P1"><text:s text:c="8"/>pas de possibilité d'avoir plusieurs hostname sur une meme IP</text:p>
      <text:p text:style-name="P1"/>
      <text:p text:style-name="P1"><text:s text:c="8"/>En HTTP/1.0 puis 1.1, possibilité d'ajouter des entetes (HEADERS)</text:p>
      <text:p text:style-name="P1"><text:s text:c="8"/>Ex : User-Agent (Info navigateur), Host (hostname), Accept (MIME document types), Accept-Language, and Referer</text:p>
      <text:p text:style-name="P1"><text:s text:c="8"/>suivi d'une ligne vide et eventuellement un payload</text:p>
      <text:p text:style-name="P1"><text:s text:c="8"/>http://en.wikipedia.org/wiki/List_of_HTTP_header_fields</text:p>
      <text:p text:style-name="P1"/>
      <text:p text:style-name="P1"><text:s text:c="8"/>Pb sécu des format de transmission des entetes (cf. page 67 de tangled web)</text:p>
      <text:p text:style-name="P1"><text:s text:c="8"/>page 69 pour pb d'entes dupliquées.</text:p>
      <text:p text:style-name="P1"/>
      <text:p text:style-name="P1"><text:s text:c="8"/>type de requetes HTTP: (cf. http://julien-pauli.developpez.com/tutoriels/web/http/?page=page_3)</text:p>
      <text:p text:style-name="P1"><text:s text:c="8"/>GET : récupération de documents</text:p>
      <text:p text:style-name="P1"><text:s text:c="8"/>HEAD: pareil à GET mais renvoi seulement les entetes HTTP (pour vérifier si le doc à changé par exemple)</text:p>
      <text:p text:style-name="P1"><text:s text:c="8"/>POST: envoi payload sur le serveur (mis à jour de ressources)</text:p>
      <text:p text:style-name="P1"><text:s text:c="8"/>PUT: Creations ressources</text:p>
      <text:p text:style-name="P1"><text:s text:c="8"/>DELETE: Suppression ressources</text:p>
      <text:p text:style-name="P1"><text:s text:c="8"/>TRACE: Sorte de "ping" (le serveur doit retourner dans le corps de la réponse le contenu de la requete reçus (pour vérifier qu'il n'y a pas de proxy entre client et serveur)</text:p>
      <text:p text:style-name="P1"><text:s text:c="8"/>CONNECT: Tunneling avec un proxy HTTP</text:p>
      <text:p text:style-name="P1"/>
      <text:p text:style-name="P1"><text:s text:c="8"/>parler des proxy HTTP:</text:p>
      <text:p text:style-name="P1"><text:s text:c="8"/>Intermédiaire entre le client et le wite internet destination</text:p>
      <text:p text:style-name="P1"><text:s text:c="8"/>Le proxy peut aussi faire du caching, authentification, access control</text:p>
      <text:p text:style-name="P1"><text:s text:c="8"/>lorsque HTTPS est utilisé, le navigateur utilise le proxy comme un relai TCP (methode CONNECT)</text:p>
      <text:p text:style-name="P1"><text:s text:c="8"/>On utilisera des proxy un peu modifier pour tester la sécurité des sites. Modifier la requete et la réponse</text:p>
      <text:p text:style-name="P1"/>
      <text:p text:style-name="P1"><text:s text:c="8"/>Parler API RESTful et exemple là :http://www.vinaysahni.com/best-practices-for-a-pragmatic-restful-api</text:p>
      <text:p text:style-name="P1"><text:s text:c="8"/>Ex :</text:p>
      <text:p text:style-name="P1"><text:s text:c="8"/>http://wahh-app.com/search?make=ford&amp;model=pinto</text:p>
      <text:p text:style-name="P1"><text:s text:c="8"/>en Rest deviendrai :</text:p>
      <text:p text:style-name="P1"><text:s text:c="8"/>http://wahh-app.com/search/ford/pinto</text:p>
      <text:p text:style-name="P1"/>
      <text:p text:style-name="P1"/>
      <text:p text:style-name="P1"><text:s text:c="8"/>Vir exemple avec console chrome (ou firebug) : cf. images/console_http.jpg</text:p>
      <text:p text:style-name="P1"/>
      <text:p text:style-name="P1"><text:s text:c="8"/>Code réponse du serveur : cf. http://julien-pauli.developpez.com/tutoriels/web/http/?page=page_4#LIV-B</text:p>
      <text:p text:style-name="P1"><text:s text:c="8"/>Quand il y a une erreur dans une appli web il FAUT renvoyer le code retour correspondant (au <text:soft-page-break/>lieu de renvoyer 200 OK avec le message d'erreur dans le corp du document, ça facilite les tests notemment)</text:p>
      <text:p text:style-name="P1"/>
      <text:p text:style-name="P1"><text:s text:c="8"/>cookies :</text:p>
      <text:p text:style-name="P1"><text:s text:c="8"/>premet au serveur de stocker des pairs clef/valeur coté client (entete Set-Cookie dans la réponse HTTP)</text:p>
      <text:p text:style-name="P1"><text:s text:c="8"/>Façon courante de maintenir des sessions et authentifier les requetes utilisateur</text:p>
      <text:p text:style-name="P1"><text:s text:c="8"/>Attributs des cookies:</text:p>
      <text:p text:style-name="P1"><text:s text:c="8"/>Expires:</text:p>
      <text:p text:style-name="P1"><text:s text:c="8"/>DOmain: resstreindre à un domaine et pas au hostname</text:p>
      <text:p text:style-name="P1"><text:s text:c="8"/>Secure attribute : <text:s/>Prevents the resulting cookie from being sent over</text:p>
      <text:p text:style-name="P1"><text:s text:c="8"/>nonencrypted connections.</text:p>
      <text:p text:style-name="P1"><text:s text:c="8"/>HttpOnly attribute Removes the ability to read the cookie through the</text:p>
      <text:p text:style-name="P1"><text:s text:c="8"/>document.cookie API in JavaScript. This is a Microsoft extension, although</text:p>
      <text:p text:style-name="P1"><text:s text:c="8"/>it is now supported by all mainstream browsers.</text:p>
      <text:p text:style-name="P1"><text:s text:c="8"/>--&gt; exercies avec cookies en PHP</text:p>
      <text:p text:style-name="P1"/>
      <text:p text:style-name="P1"><text:s text:c="8"/>HTTPS et certificats:</text:p>
      <text:p text:style-name="P1"><text:s text:c="8"/>HTTP = echanges en texte clair</text:p>
      <text:p text:style-name="P1"><text:s text:c="8"/>solution : encapsuler HTTP dans une couche de transport chiffrée : Transport Layer Security (a.k.a SSL)</text:p>
      <text:p text:style-name="P1"><text:s text:c="8"/>Cryptographie à clef publique (expliquer le concept, vidéo reférence, ...)</text:p>
      <text:p text:style-name="P1"><text:s text:c="8"/>Des lef publiques d'autorité de certification sont à l'interieur de vos navigateurs (aller les voir dans la conf)</text:p>
      <text:p text:style-name="P1"/>
      <text:p text:style-name="P1"><text:s text:c="8"/>https://www.owasp.org/index.php/Category:OWASP_CAL9000_Project (http://sec101.sourceforge.net/CAL9000/)</text:p>
      <text:p text:style-name="P1"/>
      <text:p text:style-name="P1"><text:s text:c="8"/>tp/tech/tcpip/paquets.txt</text:p>
      <text:p text:style-name="P1"/>
      <text:p text:style-name="P1"><text:s text:c="8"/>tp/anatomie/http/netcat.txt</text:p>
      <text:p text:style-name="P1"/>
      <text:p text:style-name="P1"><text:s text:c="8"/>tester burp interception proxy avec webgoat / general / http basic</text:p>
      <text:p text:style-name="P1"/>
      <text:p text:style-name="P1"/>
      <text:p text:style-name="P1"><text:s text:c="4"/>&lt;/section&gt;</text:p>
      <text:p text:style-name="P1"/>
      <text:p text:style-name="P1"/>
      <text:p text:style-name="P1"><text:s text:c="4"/>&lt;section&gt;</text:p>
      <text:p text:style-name="P1"><text:s text:c="8"/>&lt;h2&gt;Coté serveur&lt;/h2&gt;</text:p>
      <text:p text:style-name="P1"><text:s text:c="4"/>&lt;/section&gt;</text:p>
      <text:p text:style-name="P1"/>
      <text:p text:style-name="P1"><text:s text:c="4"/>&lt;section&gt;</text:p>
      <text:p text:style-name="P1"><text:s text:c="8"/>Avant web entièrement statique. Maintenant beaucoup de contenu généré dynamiquement</text:p>
      <text:p text:style-name="P1"/>
      <text:p text:style-name="P1"><text:s text:c="8"/>paramètres qui permet au serveur de générer contenu pour un individu en particulier:</text:p>
      <text:p text:style-name="P1"><text:s text:c="8"/>n In the URL query string</text:p>
      <text:p text:style-name="P1"><text:s text:c="8"/>n In the fi le path of REST-style URLs</text:p>
      <text:p text:style-name="P1"><text:s text:c="8"/>n In HTTP cookies</text:p>
      <text:p text:style-name="P1"><text:s text:c="8"/>n In the body of requests using the POST method</text:p>
      <text:p text:style-name="P1"/>
      <text:p text:style-name="P1"><text:s text:c="8"/>En plus de ça le serveur peut utiliser les entetes HTTP (par exemple User-Agent pour otpimiser <text:soft-page-break/>la réponse pour un device en particulier)</text:p>
      <text:p text:style-name="P1"/>
      <text:p text:style-name="P1"><text:s text:c="8"/>Technologies coté serveur:</text:p>
      <text:p text:style-name="P1"><text:s text:c="8"/>n Scripting languages such as PHP, VBScript, and Perl</text:p>
      <text:p text:style-name="P1"><text:s text:c="8"/>n Web application platforms such as ASP.NET and Java</text:p>
      <text:p text:style-name="P1"><text:s text:c="8"/>n Web servers such as Apache, IIS, and Netscape Enterprise</text:p>
      <text:p text:style-name="P1"><text:s text:c="8"/>n Databases such as MS-SQL, Oracle, and MySQL</text:p>
      <text:p text:style-name="P1"><text:s text:c="8"/>n Other back-end components such as fi lesystems, SOAP-based web services,</text:p>
      <text:p text:style-name="P1"><text:s text:c="8"/>and directory services</text:p>
      <text:p text:style-name="P1"/>
      <text:p text:style-name="P1"/>
      <text:p text:style-name="P1"><text:s text:c="4"/>&lt;/section&gt;</text:p>
      <text:p text:style-name="P1"/>
      <text:p text:style-name="P1"/>
      <text:p text:style-name="P1"><text:s text:c="4"/>&lt;section&gt;</text:p>
      <text:p text:style-name="P1"><text:s text:c="8"/>&lt;h2&gt;Coté client&lt;/h2&gt;</text:p>
      <text:p text:style-name="P1"><text:s text:c="4"/>&lt;/section&gt;</text:p>
      <text:p text:style-name="P1"/>
      <text:p text:style-name="P1"><text:s text:c="4"/>&lt;section&gt;</text:p>
      <text:p text:style-name="P1"/>
      <text:p text:style-name="P1"><text:s text:c="8"/>HTML :</text:p>
      <text:p text:style-name="P1"><text:s text:c="8"/>parseur HTML (page 95 de tangled web)</text:p>
      <text:p text:style-name="P1"><text:s text:c="8"/>trouver des exemples à tester avec différents navigateurs</text:p>
      <text:p text:style-name="P1"/>
      <text:p text:style-name="P1"><text:s text:c="8"/>Hyperlien:</text:p>
      <text:p text:style-name="P1"/>
      <text:p text:style-name="P1"><text:s text:c="8"/>&lt;a href="?redir=/updates/update29.html"&gt;What's happening?&lt;/a&gt;</text:p>
      <text:p text:style-name="P1"/>
      <text:p text:style-name="P1"><text:s text:c="8"/>Le navigateur fait la requete HTTP :</text:p>
      <text:p text:style-name="P1"/>
      <text:p text:style-name="P1"><text:s text:c="8"/>GET /news/8/?redir=/updates/update29.html HTTP/1.1</text:p>
      <text:p text:style-name="P1"><text:s text:c="8"/>Host: mdsec.net</text:p>
      <text:p text:style-name="P1"/>
      <text:p text:style-name="P1"><text:s text:c="8"/>FORMS:</text:p>
      <text:p text:style-name="P1"/>
      <text:p text:style-name="P1"><text:s text:c="8"/>&lt;form action=”/secure/login.php?app=quotations” method=”post”&gt;</text:p>
      <text:p text:style-name="P1"><text:s text:c="12"/>username: &lt;input type=”text” name=”username”&gt;&lt;br&gt;</text:p>
      <text:p text:style-name="P1"><text:s text:c="12"/>password: &lt;input type=”password” name=”password”&gt;</text:p>
      <text:p text:style-name="P1"><text:s text:c="12"/>&lt;input type=”hidden” name=”redir” value=”/secure/home.php”&gt;</text:p>
      <text:p text:style-name="P1"><text:s text:c="12"/>&lt;input type=”submit” name=”submit” value=”log in”&gt;</text:p>
      <text:p text:style-name="P1"><text:s text:c="8"/>&lt;/form&gt;</text:p>
      <text:p text:style-name="P1"/>
      <text:p text:style-name="P1"><text:s text:c="8"/>--&gt;</text:p>
      <text:p text:style-name="P1"/>
      <text:p text:style-name="P1"><text:s text:c="8"/>POST /secure/login.php?app=quotations HTTP/1.1</text:p>
      <text:p text:style-name="P1"><text:s text:c="8"/>Host: wahh-app.com</text:p>
      <text:p text:style-name="P1"><text:s text:c="8"/>Content-Type: application/x-www-form-urlencoded</text:p>
      <text:p text:style-name="P1"><text:s text:c="8"/>Content-Length: 39</text:p>
      <text:p text:style-name="P1"><text:s text:c="8"/>Cookie: SESS=GTnrpx2ss2tSWSnhXJGyG0LJ47MXRsjcFM6Bd</text:p>
      <text:p text:style-name="P1"/>
      <text:p text:style-name="P1"><text:s text:c="8"/>username=daf&amp;password=foo&amp;redir=/secure/home.php&amp;submit=log+in</text:p>
      <text:p text:style-name="P1"/>
      <text:p text:style-name="P1"><text:soft-page-break/><text:s text:c="8"/>JAVASCRIPT:</text:p>
      <text:p text:style-name="P1"><text:s text:c="8"/>tache courantes:</text:p>
      <text:p text:style-name="P1"><text:s text:c="8"/>n Validating user-entered data before it is submitted to the server to avoid</text:p>
      <text:p text:style-name="P1"><text:s text:c="8"/>unnecessary requests if the data contains errors</text:p>
      <text:p text:style-name="P1"><text:s text:c="8"/>n Dynamically modifying the user interface in response to user actions — for</text:p>
      <text:p text:style-name="P1"><text:s text:c="8"/>example, to implement drop-down menus and other controls familiar</text:p>
      <text:p text:style-name="P1"><text:s text:c="8"/>from non-web interfaces</text:p>
      <text:p text:style-name="P1"><text:s text:c="8"/>n Querying and updating the document object model (DOM) within the</text:p>
      <text:p text:style-name="P1"><text:s text:c="8"/>browser to control the browser’s behavior (the browser DOM is described</text:p>
      <text:p text:style-name="P1"><text:s text:c="8"/>in a moment)</text:p>
      <text:p text:style-name="P1"/>
      <text:p text:style-name="P1"><text:s text:c="8"/>DOM : Représentation abstraite du document HTML qui peut etre manipulée à partir de l'API (examples et exercice avec la console javascript)</text:p>
      <text:p text:style-name="P1"/>
      <text:p text:style-name="P1"><text:s text:c="8"/>Ajax (Asynchronous JavaScript and XML) : ensemble de technique de programmation permettant à une application web d'avoir le look'n'feel d'un logiciel classique.</text:p>
      <text:p text:style-name="P1"/>
      <text:p text:style-name="P1"><text:s text:c="8"/>Same origin policy : implémenté dans les navigateurs et prévoi d'empecher l'interaction entre contenus d'origine différents.</text:p>
      <text:p text:style-name="P1"><text:s text:c="8"/>Basically, content received from one website is allowed to read</text:p>
      <text:p text:style-name="P1"><text:s text:c="8"/>and modify other content received from the same site but is not allowed to</text:p>
      <text:p text:style-name="P1"><text:s text:c="8"/>access content received from other sites.</text:p>
      <text:p text:style-name="P1"><text:s text:c="8"/>En pratique, faire attention à quelques points:</text:p>
      <text:p text:style-name="P1"><text:s text:c="8"/>A page residing on one domain can cause an arbitrary request to be made</text:p>
      <text:p text:style-name="P1"><text:s text:c="8"/>to another domain (for example, by submitting a form or loading an</text:p>
      <text:p text:style-name="P1"><text:s text:c="8"/>image). But it cannot itself process the data returned from that request.</text:p>
      <text:p text:style-name="P1"><text:s text:c="8"/>n A page residing on one domain can load a script from another domain and</text:p>
      <text:p text:style-name="P1"><text:s text:c="8"/>execute this within its own context. This is because scripts are assumed</text:p>
      <text:p text:style-name="P1"><text:s text:c="8"/>to contain code, rather than data, so cross-domain access should not lead</text:p>
      <text:p text:style-name="P1"><text:s text:c="8"/>to disclosure of any sensitive information.</text:p>
      <text:p text:style-name="P1"><text:s text:c="8"/>n A page residing on one domain cannot read or modify the cookies or</text:p>
      <text:p text:style-name="P1"><text:s text:c="8"/>other DOM data belonging to another domain.</text:p>
      <text:p text:style-name="P1"/>
      <text:p text:style-name="P1"><text:s text:c="8"/>These features can lead to various cross-domain attacks, such as inducing</text:p>
      <text:p text:style-name="P1"><text:s text:c="8"/>user actions and capturing data. Further complications arise with browser</text:p>
      <text:p text:style-name="P1"><text:s text:c="8"/>extension technologies, which implement same-origin restrictions in different</text:p>
      <text:p text:style-name="P1"><text:s text:c="8"/>ways.</text:p>
      <text:p text:style-name="P1"/>
      <text:p text:style-name="P1"><text:s text:c="8"/>HTML5:</text:p>
      <text:p text:style-name="P1"><text:s text:c="8"/>It introduces various new tags, attributes, and APIs that can be leveraged</text:p>
      <text:p text:style-name="P1"><text:s text:c="8"/>to deliver cross-site scripting and other attacks</text:p>
      <text:p text:style-name="P1"/>
      <text:p text:style-name="P1"><text:s text:c="8"/>It modifi es the core Ajax technology, XMLHttpRequest, to enable two-way</text:p>
      <text:p text:style-name="P1"><text:s text:c="8"/>cross-domain interaction in certain situations. This can lead to new crossdomain</text:p>
      <text:p text:style-name="P1"><text:s text:c="8"/>attacks,</text:p>
      <text:p text:style-name="P1"/>
      <text:p text:style-name="P1"><text:s text:c="8"/>It introduces new mechanisms for client-side data storage, which can lead</text:p>
      <text:p text:style-name="P1"><text:s text:c="8"/>to user privacy issues, and new categories of attack such as client-side SQL</text:p>
      <text:p text:style-name="P1"><text:s text:c="8"/>injection,</text:p>
      <text:p text:style-name="P1"/>
      <text:p text:style-name="P1"><text:s text:c="8"/>Le "Web 2.0" : couverture d'attaque plus grande:</text:p>
      <text:p text:style-name="P1"/>
      <text:p text:style-name="P1"><text:soft-page-break/><text:s text:c="8"/>Heavy use of Ajax for performing asynchronous, behind-the-scenes requests</text:p>
      <text:p text:style-name="P1"><text:s text:c="8"/>n Increased cross-domain integration using various techniques</text:p>
      <text:p text:style-name="P1"><text:s text:c="8"/>n Use of new technologies on the client side, including XML, JSON, and Flex</text:p>
      <text:p text:style-name="P1"><text:s text:c="8"/>n More prominent functionality supporting user-generated content, information</text:p>
      <text:p text:style-name="P1"><text:s text:c="8"/>sharing, and interaction</text:p>
      <text:p text:style-name="P1"/>
      <text:p text:style-name="P1"><text:s text:c="8"/>Les plugins du navigateur :</text:p>
      <text:p text:style-name="P1"><text:s text:c="8"/>n Java applets</text:p>
      <text:p text:style-name="P1"><text:s text:c="8"/>n ActiveX controls</text:p>
      <text:p text:style-name="P1"><text:s text:c="8"/>n Flash objects</text:p>
      <text:p text:style-name="P1"><text:s text:c="8"/>n Silverlight objects</text:p>
      <text:p text:style-name="P1"/>
      <text:p text:style-name="P1"><text:s text:c="4"/>&lt;/section&gt;</text:p>
      <text:p text:style-name="P1"/>
      <text:p text:style-name="P1"><text:s text:c="4"/>&lt;section&gt;</text:p>
      <text:p text:style-name="P1"><text:s text:c="8"/>Schémas de codages</text:p>
      <text:p text:style-name="P1"><text:s text:c="4"/>&lt;/section&gt;</text:p>
      <text:p text:style-name="P1"/>
      <text:p text:style-name="P1"><text:s text:c="4"/>&lt;section&gt;</text:p>
      <text:p text:style-name="P1"><text:s text:c="8"/>les protocoles HTTP et le langague HTML sont basé sur du texte.</text:p>
      <text:p text:style-name="P1"><text:s text:c="8"/>un attaquant va manipuler les codage dans les différentes couche pour provoquer des comportements inattendus.</text:p>
      <text:p text:style-name="P1"/>
      <text:p text:style-name="P1"><text:s text:c="8"/>URL ENCODING:</text:p>
      <text:p text:style-name="P1"><text:s text:c="8"/>Les URL peuvent seulement contenir des caracères US-ASCII imprimables (i.e. de 0x20 à 0x7e cf. http://www.table-ascii.com/)</text:p>
      <text:p text:style-name="P1"><text:s text:c="8"/>meme dans cet interval certain caractères sont résérvés car ils on des signifiations particulières (cf. parse URL par navigateur)</text:p>
      <text:p text:style-name="P1"><text:s text:c="8"/>% + code hexa sur 2 caractère</text:p>
      <text:p text:style-name="P1"><text:s text:c="8"/>ex :</text:p>
      <text:p text:style-name="P1"/>
      <text:p text:style-name="P1"><text:s text:c="8"/>%3d — =</text:p>
      <text:p text:style-name="P1"><text:s text:c="8"/>%25 — %</text:p>
      <text:p text:style-name="P1"><text:s text:c="8"/>%20 — Space</text:p>
      <text:p text:style-name="P1"><text:s text:c="8"/>%0a — New line</text:p>
      <text:p text:style-name="P1"><text:s text:c="8"/>%00 — Null byte</text:p>
      <text:p text:style-name="P1"/>
      <text:p text:style-name="P1"><text:s text:c="8"/>Tester avec : http://sec101.sourceforge.net/CAL9000/#charEncoder (mettre text url encodé dans champ "Encoded Text:" et selectionner "Url %XX" dans la liste "Select decoding type"</text:p>
      <text:p text:style-name="P1"><text:s text:c="8"/>"+" est équivalant de %20 = caractère ESPACE</text:p>
      <text:p text:style-name="P1"/>
      <text:p text:style-name="P1"><text:s text:c="8"/>UNICODE:</text:p>
      <text:p text:style-name="P1"><text:s text:c="8"/>Système d'encodage de caractères qui permet d'encoder tous les caractères dans toutes les langues du monde</text:p>
      <text:p text:style-name="P1"><text:s text:c="8"/>Notemment utilisé par des attaquants pour bypasser les filtres</text:p>
      <text:p text:style-name="P1"><text:s text:c="8"/>%u + code unicode hexa</text:p>
      <text:p text:style-name="P1"><text:s text:c="8"/>Ex :</text:p>
      <text:p text:style-name="P1"><text:s text:c="8"/>%u2215 — /</text:p>
      <text:p text:style-name="P1"><text:s text:c="8"/>%u00e9 — é</text:p>
      <text:p text:style-name="P1"/>
      <text:p text:style-name="P1"><text:s text:c="8"/>HTML encoding:</text:p>
      <text:p text:style-name="P1"><text:s text:c="8"/>pour intégrer dans un document HTML des caractères qui serait normalement inteprété.</text:p>
      <text:p text:style-name="P1"><text:soft-page-break/></text:p>
      <text:p text:style-name="P1"><text:s text:c="8"/>&lt;!--</text:p>
      <text:p text:style-name="P1"><text:s text:c="8"/>&amp;quot; — "</text:p>
      <text:p text:style-name="P1"><text:s text:c="8"/>&amp;apos; — '</text:p>
      <text:p text:style-name="P1"><text:s text:c="8"/>&amp;amp; — &amp;</text:p>
      <text:p text:style-name="P1"><text:s text:c="8"/>&amp;lt; — &lt;</text:p>
      <text:p text:style-name="P1"><text:s text:c="8"/>&amp;gt; — &gt;</text:p>
      <text:p text:style-name="P1"><text:s text:c="8"/>--&gt;</text:p>
      <text:p text:style-name="P1"/>
      <text:p text:style-name="P1"><text:s text:c="8"/>tous les caactères ASCII on un codage HTML correspondant :</text:p>
      <text:p text:style-name="P1"><text:s text:c="8"/>Ex :</text:p>
      <text:p text:style-name="P1"><text:s text:c="8"/>&amp;#34; — "</text:p>
      <text:p text:style-name="P1"><text:s text:c="8"/>&amp;#39; — '</text:p>
      <text:p text:style-name="P1"/>
      <text:p text:style-name="P1"><text:s text:c="8"/>Rapport avec le test de failles XSS : si la réponse renvoi l'input tel quelle -&gt; XSS probable, si l'input est renvoyé avec les caractères encodé -&gt; probable pb XSS</text:p>
      <text:p text:style-name="P1"/>
      <text:p text:style-name="P1"><text:s text:c="8"/>BASE64:</text:p>
      <text:p text:style-name="P1"><text:s text:c="8"/>Pour représenter n'importe quelle donnée binaire sous forme ASCII</text:p>
      <text:p text:style-name="P1"><text:s text:c="8"/>Ex: transmission binaire dans des cookies, ou encore pour obfusquer certaines données</text:p>
      <text:p text:style-name="P1"/>
      <text:p text:style-name="P1"><text:s text:c="4"/>&lt;/section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1:08:51.857993201</meta:creation-date>
    <dc:date>2014-03-03T21:09:21.829283955</dc:date>
    <dc:creator>kondor </dc:creator>
    <meta:editing-duration>P0D</meta:editing-duration>
    <meta:editing-cycles>1</meta:editing-cycles>
    <meta:document-statistic meta:table-count="0" meta:image-count="0" meta:object-count="0" meta:page-count="7" meta:paragraph-count="230" meta:word-count="1550" meta:character-count="12684" meta:non-whitespace-character-count="9487"/>
    <meta:generator>LibreOffice/4.1.3.2$Linux_X86_64 LibreOffice_project/410m0$Build-2</meta:generator>
  </office:meta>
</office:document-meta>
</file>